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07A0000002C9A0997FAA7D7EF67.eps" manifest:media-type="image/x-eps"/>
  <manifest:file-entry manifest:full-path="Pictures/20000002000002A7000000EB81885F7803D817A5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/>
    <style:font-face style:name="Futura" svg:font-family="Futura"/>
    <style:font-face style:name="Helvetica Neue" svg:font-family="'Helvetica Neue'"/>
    <style:font-face style:name="Liberation Serif" svg:font-family="'Liberation Serif'"/>
    <style:font-face style:name="Righteous" svg:font-family="Righteous"/>
    <style:font-face style:name="Arial Unicode MS2" svg:font-family="'Arial Unicode MS'" style:font-family-generic="swiss"/>
    <style:font-face style:name="Courier New" svg:font-family="'Courier New'" style:font-family-generic="modern" style:font-pitch="fixed"/>
    <style:font-face style:name="Righteous1" svg:font-family="Righteous" style:font-pitch="variable"/>
    <style:font-face style:name="Liberation Sans" svg:font-family="'Liberation Sans'" style:font-family-generic="roman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</style:style>
    <style:style style:name="P2" style:family="paragraph" style:parent-style-name="Default">
      <style:paragraph-properties fo:margin-left="0in" fo:margin-right="0in" fo:margin-top="0in" fo:margin-bottom="0.0799in" loext:contextual-spacing="false" style:line-height-at-least="0.139in" fo:text-indent="0in" style:auto-text-indent="false"/>
      <style:text-properties fo:font-size="18pt" fo:font-style="italic" style:font-size-asian="14pt" style:font-style-asian="italic" style:font-size-complex="12pt" style:font-style-complex="italic"/>
    </style:style>
    <style:style style:name="P3" style:family="paragraph" style:parent-style-name="Default">
      <style:paragraph-properties fo:margin-left="0in" fo:margin-right="0in" fo:margin-top="0in" fo:margin-bottom="0.0799in" loext:contextual-spacing="false" style:line-height-at-least="0.139in" fo:text-indent="0in" style:auto-text-indent="false"/>
      <style:text-properties style:font-name="Courier New" fo:font-size="16pt" fo:font-style="italic" fo:font-weight="bold" style:font-size-asian="14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officeooo:rsid="00145cac" officeooo:paragraph-rsid="00145cac"/>
    </style:style>
    <style:style style:name="P5" style:family="paragraph" style:parent-style-name="Standard" style:list-style-name="L1">
      <style:text-properties officeooo:rsid="00145cac" officeooo:paragraph-rsid="00145cac"/>
    </style:style>
    <style:style style:name="P6" style:family="paragraph" style:parent-style-name="Standard">
      <style:text-properties style:font-name="Righteous1" fo:font-size="20pt" officeooo:rsid="00145cac" officeooo:paragraph-rsid="00145cac"/>
    </style:style>
    <style:style style:name="P7" style:family="paragraph" style:parent-style-name="Standard" style:list-style-name="L1">
      <style:text-properties officeooo:paragraph-rsid="00145cac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Righteous" fo:font-size="36pt" fo:font-weight="bold" style:font-size-asian="36pt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Helvetica Neue"/>
    </style:style>
    <style:style style:name="T6" style:family="text">
      <style:text-properties style:font-name="Helvetica Neue" fo:font-size="14pt" style:font-size-asian="14pt"/>
    </style:style>
    <style:style style:name="T7" style:family="text">
      <style:text-properties officeooo:rsid="00145c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name="Shape1" draw:style-name="gr1"><draw:frame draw:style-name="gr2" draw:text-style-name="P8" svg:width="2.4933in" svg:height="0.863in" svg:x="4.3756in" svg:y="8.5256in"><draw:image xlink:href="Pictures/20000002000002A7000000EB81885F7803D817A5.eps" xlink:type="simple" xlink:show="embed" xlink:actuate="onLoad"><text:p/></draw:image></draw:frame><draw:frame draw:style-name="gr3" draw:text-style-name="P8" svg:width="1.2677in" svg:height="0.4567in" svg:x="5.613in" svg:y="8.1366in"><draw:image xlink:href="Pictures/200000020000007A0000002C9A0997FAA7D7EF67.eps" xlink:type="simple" xlink:show="embed" xlink:actuate="onLoad"><text:p/></draw:image></draw:frame></draw:g><text:span text:style-name="T1">Pen Challenge!</text:span></text:p>
      <text:p text:style-name="P2"><text:span text:style-name="T5">Today we are going to explore the pen tool. Explore the code and complete as many challenges as you can.</text:span></text:p>
      <text:p text:style-name="P3">Tags: art, functions, circles, shapes, geometry</text:p>
      <text:p text:style-name="P4"/>
      <text:p text:style-name="P6">Explore</text:p>
      <text:p text:style-name="P4"/>
      <text:p text:style-name="P4">Start by exploring the code. What happens when you:</text:p>
      <text:p text:style-name="P4"/>
      <text:list xml:id="list7256428286200964308" text:style-name="L1">
        <text:list-item>
          <text:p text:style-name="P7"><text:span text:style-name="T7">Change the pen color?</text:span></text:p>
        </text:list-item>
        <text:list-item>
          <text:p text:style-name="P5">Change the pen size?</text:p>
        </text:list-item>
        <text:list-item>
          <text:p text:style-name="P5">Change the <text:span text:style-name="T2">parameters</text:span><text:span text:style-name="T4"> of the custom blocks?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/>
    <style:font-face style:name="Futura" svg:font-family="Futura"/>
    <style:font-face style:name="Helvetica Neue" svg:font-family="'Helvetica Neue'"/>
    <style:font-face style:name="Liberation Serif" svg:font-family="'Liberation Serif'"/>
    <style:font-face style:name="Righteous" svg:font-family="Righteous"/>
    <style:font-face style:name="Arial Unicode MS2" svg:font-family="'Arial Unicode MS'" style:font-family-generic="swiss"/>
    <style:font-face style:name="Courier New" svg:font-family="'Courier New'" style:font-family-generic="modern" style:font-pitch="fixed"/>
    <style:font-face style:name="Righteous1" svg:font-family="Righteous" style:font-pitch="variable"/>
    <style:font-face style:name="Liberation Sans" svg:font-family="'Liberation Sans'" style:font-family-generic="roman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 Neue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Helvetica Neue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utura" fo:font-family="Futura" fo:font-size="14pt" style:font-name-asian="SimSun" style:font-family-asian="SimSun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elvetica Neue" fo:font-family="'Helvetica Neue'"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 Neue" fo:font-family="'Helvetica Neue'"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fo:font-family="'Helvetica Neue'" style:font-size-asian="12pt" style:font-name-complex="Arial Unicode MS2" style:font-family-complex="'Arial Unicode MS'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4:32:32.924764460</meta:creation-date>
    <dc:date>2016-10-05T14:34:57.535044447</dc:date>
    <meta:editing-duration>PT2M24S</meta:editing-duration>
    <meta:editing-cycles>1</meta:editing-cycles>
    <meta:document-statistic meta:table-count="0" meta:image-count="0" meta:object-count="0" meta:page-count="1" meta:paragraph-count="8" meta:word-count="56" meta:character-count="310" meta:non-whitespace-character-count="265"/>
    <meta:generator>LibreOffice/5.1.4.2$Linux_X86_64 LibreOffice_project/10m0$Build-2</meta:generator>
  </office:meta>
</office:document-meta>
</file>